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SIN ESFUERZO</text:p>
          </table:table-cell>
          <table:table-cell table:number-columns-repeated="3"/>
          <table:table-cell office:value-type="string" calcext:value-type="string">
            <text:p>EL AGM ES EL GRAFO</text:p>
          </table:table-cell>
          <table:table-cell table:number-columns-repeated="4"/>
          <table:table-cell office:value-type="string" calcext:value-type="string">
            <text:p>GRAFO CON CICLOS Y PAREDES A ROMP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35289" calcext:value-type="float">
            <text:p>35289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97046" calcext:value-type="float">
            <text:p>97046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46563" calcext:value-type="float">
            <text:p>46563</text:p>
          </table:table-cell>
          <table:table-cell table:number-columns-repeated="3"/>
          <table:table-cell office:value-type="string" calcext:value-type="string">
            <text:p>5 Y 9</text:p>
          </table:table-cell>
          <table:table-cell office:value-type="float" office:value="47542" calcext:value-type="float">
            <text:p>47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49504" calcext:value-type="float">
            <text:p>49504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03908" calcext:value-type="float">
            <text:p>103908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72540" calcext:value-type="float">
            <text:p>72540</text:p>
          </table:table-cell>
          <table:table-cell table:number-columns-repeated="3"/>
          <table:table-cell office:value-type="string" calcext:value-type="string">
            <text:p>6 Y 10</text:p>
          </table:table-cell>
          <table:table-cell office:value-type="float" office:value="77441" calcext:value-type="float">
            <text:p>77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136747" calcext:value-type="float">
            <text:p>136747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192132" calcext:value-type="float">
            <text:p>192132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84302" calcext:value-type="float">
            <text:p>84302</text:p>
          </table:table-cell>
          <table:table-cell table:number-columns-repeated="3"/>
          <table:table-cell office:value-type="string" calcext:value-type="string">
            <text:p>7 Y11</text:p>
          </table:table-cell>
          <table:table-cell office:value-type="float" office:value="84303" calcext:value-type="float">
            <text:p>84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178408" calcext:value-type="float">
            <text:p>178408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324957" calcext:value-type="float">
            <text:p>324957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158313" calcext:value-type="float">
            <text:p>158313</text:p>
          </table:table-cell>
          <table:table-cell table:number-columns-repeated="3"/>
          <table:table-cell office:value-type="string" calcext:value-type="string">
            <text:p>8 Y 12</text:p>
          </table:table-cell>
          <table:table-cell office:value-type="float" office:value="150961" calcext:value-type="float">
            <text:p>150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262711" calcext:value-type="float">
            <text:p>262711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486212" calcext:value-type="float">
            <text:p>486212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215658" calcext:value-type="float">
            <text:p>215658</text:p>
          </table:table-cell>
          <table:table-cell table:number-columns-repeated="3"/>
          <table:table-cell office:value-type="string" calcext:value-type="string">
            <text:p>9 Y 13</text:p>
          </table:table-cell>
          <table:table-cell office:value-type="float" office:value="209776" calcext:value-type="float">
            <text:p>209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515619" calcext:value-type="float">
            <text:p>515619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698929" calcext:value-type="float">
            <text:p>698929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277414" calcext:value-type="float">
            <text:p>277414</text:p>
          </table:table-cell>
          <table:table-cell table:number-columns-repeated="3"/>
          <table:table-cell office:value-type="string" calcext:value-type="string">
            <text:p>10 Y 14</text:p>
          </table:table-cell>
          <table:table-cell office:value-type="float" office:value="285747" calcext:value-type="float">
            <text:p>285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512188" calcext:value-type="float">
            <text:p>512188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962620" calcext:value-type="float">
            <text:p>962620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366619" calcext:value-type="float">
            <text:p>366619</text:p>
          </table:table-cell>
          <table:table-cell table:number-columns-repeated="3"/>
          <table:table-cell office:value-type="string" calcext:value-type="string">
            <text:p>11 Y 15</text:p>
          </table:table-cell>
          <table:table-cell office:value-type="float" office:value="318096" calcext:value-type="float">
            <text:p>3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654327" calcext:value-type="float">
            <text:p>654327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1011143" calcext:value-type="float">
            <text:p>1011143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388185" calcext:value-type="float">
            <text:p>388185</text:p>
          </table:table-cell>
          <table:table-cell table:number-columns-repeated="3"/>
          <table:table-cell office:value-type="string" calcext:value-type="string">
            <text:p>12 Y 16</text:p>
          </table:table-cell>
          <table:table-cell office:value-type="float" office:value="375441" calcext:value-type="float">
            <text:p>375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932231" calcext:value-type="float">
            <text:p>932231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1243466" calcext:value-type="float">
            <text:p>1243466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458764" calcext:value-type="float">
            <text:p>458764</text:p>
          </table:table-cell>
          <table:table-cell table:number-columns-repeated="3"/>
          <table:table-cell office:value-type="string" calcext:value-type="string">
            <text:p>13 Y 17</text:p>
          </table:table-cell>
          <table:table-cell office:value-type="float" office:value="412691" calcext:value-type="float">
            <text:p>4126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1128775" calcext:value-type="float">
            <text:p>1128775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1308653" calcext:value-type="float">
            <text:p>1308653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472488" calcext:value-type="float">
            <text:p>472488</text:p>
          </table:table-cell>
          <table:table-cell table:number-columns-repeated="3"/>
          <table:table-cell office:value-type="string" calcext:value-type="string">
            <text:p>14 Y 18</text:p>
          </table:table-cell>
          <table:table-cell office:value-type="float" office:value="422004" calcext:value-type="float">
            <text:p>422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1469417" calcext:value-type="float">
            <text:p>1469417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1360117" calcext:value-type="float">
            <text:p>1360117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560711" calcext:value-type="float">
            <text:p>560711</text:p>
          </table:table-cell>
          <table:table-cell table:number-columns-repeated="3"/>
          <table:table-cell office:value-type="string" calcext:value-type="string">
            <text:p>15 Y 19</text:p>
          </table:table-cell>
          <table:table-cell office:value-type="float" office:value="517579" calcext:value-type="float">
            <text:p>517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1846819" calcext:value-type="float">
            <text:p>1846819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1572345" calcext:value-type="float">
            <text:p>1572345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631781" calcext:value-type="float">
            <text:p>631781</text:p>
          </table:table-cell>
          <table:table-cell table:number-columns-repeated="3"/>
          <table:table-cell office:value-type="string" calcext:value-type="string">
            <text:p>16 Y 20</text:p>
          </table:table-cell>
          <table:table-cell office:value-type="float" office:value="608254" calcext:value-type="float">
            <text:p>608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3340252" calcext:value-type="float">
            <text:p>3340252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2371260" calcext:value-type="float">
            <text:p>2371260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680303" calcext:value-type="float">
            <text:p>680303</text:p>
          </table:table-cell>
          <table:table-cell table:number-columns-repeated="3"/>
          <table:table-cell office:value-type="string" calcext:value-type="string">
            <text:p>17 Y 21</text:p>
          </table:table-cell>
          <table:table-cell office:value-type="float" office:value="740590" calcext:value-type="float">
            <text:p>7405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2630050" calcext:value-type="float">
            <text:p>2630050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3031469" calcext:value-type="float">
            <text:p>3031469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813619" calcext:value-type="float">
            <text:p>813619</text:p>
          </table:table-cell>
          <table:table-cell table:number-columns-repeated="3"/>
          <table:table-cell office:value-type="string" calcext:value-type="string">
            <text:p>18 Y 22</text:p>
          </table:table-cell>
          <table:table-cell office:value-type="float" office:value="889101" calcext:value-type="float">
            <text:p>889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3386815" calcext:value-type="float">
            <text:p>3386815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3597082" calcext:value-type="float">
            <text:p>3597082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974874" calcext:value-type="float">
            <text:p>974874</text:p>
          </table:table-cell>
          <table:table-cell table:number-columns-repeated="3"/>
          <table:table-cell office:value-type="string" calcext:value-type="string">
            <text:p>19 Y23</text:p>
          </table:table-cell>
          <table:table-cell office:value-type="float" office:value="1030749" calcext:value-type="float">
            <text:p>1030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3694127" calcext:value-type="float">
            <text:p>3694127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3812250" calcext:value-type="float">
            <text:p>3812250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1042021" calcext:value-type="float">
            <text:p>1042021</text:p>
          </table:table-cell>
          <table:table-cell table:number-columns-repeated="3"/>
          <table:table-cell office:value-type="string" calcext:value-type="string">
            <text:p>20 Y 24</text:p>
          </table:table-cell>
          <table:table-cell office:value-type="float" office:value="1183670" calcext:value-type="float">
            <text:p>11836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5032189" calcext:value-type="float">
            <text:p>5032189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4346493" calcext:value-type="float">
            <text:p>4346493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1592440" calcext:value-type="float">
            <text:p>1592440</text:p>
          </table:table-cell>
          <table:table-cell table:number-columns-repeated="3"/>
          <table:table-cell office:value-type="string" calcext:value-type="string">
            <text:p>21 Y 25</text:p>
          </table:table-cell>
          <table:table-cell office:value-type="float" office:value="1438538" calcext:value-type="float">
            <text:p>14385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5004741" calcext:value-type="float">
            <text:p>5004741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4512649" calcext:value-type="float">
            <text:p>4512649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1662529" calcext:value-type="float">
            <text:p>1662529</text:p>
          </table:table-cell>
          <table:table-cell table:number-columns-repeated="3"/>
          <table:table-cell office:value-type="string" calcext:value-type="string">
            <text:p>22 Y 26</text:p>
          </table:table-cell>
          <table:table-cell office:value-type="float" office:value="1902693" calcext:value-type="float">
            <text:p>1902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5719354" calcext:value-type="float">
            <text:p>5719354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6035000" calcext:value-type="float">
            <text:p>6035000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1849270" calcext:value-type="float">
            <text:p>1849270</text:p>
          </table:table-cell>
          <table:table-cell table:number-columns-repeated="3"/>
          <table:table-cell office:value-type="string" calcext:value-type="string">
            <text:p>23 Y 27</text:p>
          </table:table-cell>
          <table:table-cell office:value-type="float" office:value="2178639" calcext:value-type="float">
            <text:p>2178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743241" calcext:value-type="float">
            <text:p>6743241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493764" calcext:value-type="float">
            <text:p>6493764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2071300" calcext:value-type="float">
            <text:p>2071300</text:p>
          </table:table-cell>
          <table:table-cell table:number-columns-repeated="3"/>
          <table:table-cell office:value-type="string" calcext:value-type="string">
            <text:p>24 Y 28</text:p>
          </table:table-cell>
          <table:table-cell office:value-type="float" office:value="2490852" calcext:value-type="float">
            <text:p>2490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7561272" calcext:value-type="float">
            <text:p>7561272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7191713" calcext:value-type="float">
            <text:p>7191713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2390866" calcext:value-type="float">
            <text:p>2390866</text:p>
          </table:table-cell>
          <table:table-cell table:number-columns-repeated="3"/>
          <table:table-cell office:value-type="string" calcext:value-type="string">
            <text:p>25 Y 29</text:p>
          </table:table-cell>
          <table:table-cell office:value-type="float" office:value="2595742" calcext:value-type="float">
            <text:p>2595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8732198" calcext:value-type="float">
            <text:p>8732198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8127865" calcext:value-type="float">
            <text:p>8127865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2394296" calcext:value-type="float">
            <text:p>2394296</text:p>
          </table:table-cell>
          <table:table-cell table:number-columns-repeated="3"/>
          <table:table-cell office:value-type="string" calcext:value-type="string">
            <text:p>26 Y 30</text:p>
          </table:table-cell>
          <table:table-cell office:value-type="float" office:value="2921679" calcext:value-type="float">
            <text:p>2921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1094637" calcext:value-type="float">
            <text:p>11094637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9944786" calcext:value-type="float">
            <text:p>9944786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2793755" calcext:value-type="float">
            <text:p>2793755</text:p>
          </table:table-cell>
          <table:table-cell table:number-columns-repeated="3"/>
          <table:table-cell office:value-type="string" calcext:value-type="string">
            <text:p>27 Y 31</text:p>
          </table:table-cell>
          <table:table-cell office:value-type="float" office:value="3503466" calcext:value-type="float">
            <text:p>3503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2322418" calcext:value-type="float">
            <text:p>12322418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1650446" calcext:value-type="float">
            <text:p>11650446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3651486" calcext:value-type="float">
            <text:p>3651486</text:p>
          </table:table-cell>
          <table:table-cell table:number-columns-repeated="3"/>
          <table:table-cell office:value-type="string" calcext:value-type="string">
            <text:p>28 Y 32</text:p>
          </table:table-cell>
          <table:table-cell office:value-type="float" office:value="3574045" calcext:value-type="float">
            <text:p>3574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4057977" calcext:value-type="float">
            <text:p>14057977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2853721" calcext:value-type="float">
            <text:p>12853721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3782351" calcext:value-type="float">
            <text:p>3782351</text:p>
          </table:table-cell>
          <table:table-cell table:number-columns-repeated="3"/>
          <table:table-cell office:value-type="string" calcext:value-type="string">
            <text:p>29 Y 33</text:p>
          </table:table-cell>
          <table:table-cell office:value-type="float" office:value="4052414" calcext:value-type="float">
            <text:p>4052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5013244" calcext:value-type="float">
            <text:p>15013244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4628491" calcext:value-type="float">
            <text:p>14628491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4067609" calcext:value-type="float">
            <text:p>4067609</text:p>
          </table:table-cell>
          <table:table-cell table:number-columns-repeated="3"/>
          <table:table-cell office:value-type="string" calcext:value-type="string">
            <text:p>30 Y 34</text:p>
          </table:table-cell>
          <table:table-cell office:value-type="float" office:value="4711153" calcext:value-type="float">
            <text:p>4711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6914958" calcext:value-type="float">
            <text:p>16914958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4742692" calcext:value-type="float">
            <text:p>14742692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4294539" calcext:value-type="float">
            <text:p>4294539</text:p>
          </table:table-cell>
          <table:table-cell table:number-columns-repeated="3"/>
          <table:table-cell office:value-type="string" calcext:value-type="string">
            <text:p>31 Y 35</text:p>
          </table:table-cell>
          <table:table-cell office:value-type="float" office:value="5393907" calcext:value-type="float">
            <text:p>5393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6395908" calcext:value-type="float">
            <text:p>16395908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5481811" calcext:value-type="float">
            <text:p>15481811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4533724" calcext:value-type="float">
            <text:p>4533724</text:p>
          </table:table-cell>
          <table:table-cell table:number-columns-repeated="3"/>
          <table:table-cell office:value-type="string" calcext:value-type="string">
            <text:p>32 Y 36</text:p>
          </table:table-cell>
          <table:table-cell office:value-type="float" office:value="5858062" calcext:value-type="float">
            <text:p>5858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8451033" calcext:value-type="float">
            <text:p>18451033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7790335" calcext:value-type="float">
            <text:p>17790335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4908186" calcext:value-type="float">
            <text:p>4908186</text:p>
          </table:table-cell>
          <table:table-cell table:number-columns-repeated="3"/>
          <table:table-cell office:value-type="string" calcext:value-type="string">
            <text:p>33 Y 37</text:p>
          </table:table-cell>
          <table:table-cell office:value-type="float" office:value="6526112" calcext:value-type="float">
            <text:p>652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1680025" calcext:value-type="float">
            <text:p>21680025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0703682" calcext:value-type="float">
            <text:p>20703682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5538986" calcext:value-type="float">
            <text:p>5538986</text:p>
          </table:table-cell>
          <table:table-cell table:number-columns-repeated="3"/>
          <table:table-cell office:value-type="string" calcext:value-type="string">
            <text:p>34 Y 38</text:p>
          </table:table-cell>
          <table:table-cell office:value-type="float" office:value="6847149" calcext:value-type="float">
            <text:p>6847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2737241" calcext:value-type="float">
            <text:p>22737241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2202997" calcext:value-type="float">
            <text:p>22202997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6059996" calcext:value-type="float">
            <text:p>6059996</text:p>
          </table:table-cell>
          <table:table-cell table:number-columns-repeated="3"/>
          <table:table-cell office:value-type="string" calcext:value-type="string">
            <text:p>35 Y 39</text:p>
          </table:table-cell>
          <table:table-cell office:value-type="float" office:value="7431387" calcext:value-type="float">
            <text:p>7431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6568605" calcext:value-type="float">
            <text:p>26568605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4382126" calcext:value-type="float">
            <text:p>24382126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7830355" calcext:value-type="float">
            <text:p>7830355</text:p>
          </table:table-cell>
          <table:table-cell table:number-columns-repeated="3"/>
          <table:table-cell office:value-type="string" calcext:value-type="string">
            <text:p>36 Y 40</text:p>
          </table:table-cell>
          <table:table-cell office:value-type="float" office:value="8190112" calcext:value-type="float">
            <text:p>819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31875269" calcext:value-type="float">
            <text:p>31875269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6083375" calcext:value-type="float">
            <text:p>26083375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7993569" calcext:value-type="float">
            <text:p>7993569</text:p>
          </table:table-cell>
          <table:table-cell table:number-columns-repeated="3"/>
          <table:table-cell office:value-type="string" calcext:value-type="string">
            <text:p>37 Y 41</text:p>
          </table:table-cell>
          <table:table-cell office:value-type="float" office:value="8959130" calcext:value-type="float">
            <text:p>8959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30776883" calcext:value-type="float">
            <text:p>30776883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7573867" calcext:value-type="float">
            <text:p>27573867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8198934" calcext:value-type="float">
            <text:p>8198934</text:p>
          </table:table-cell>
          <table:table-cell table:number-columns-repeated="3"/>
          <table:table-cell office:value-type="string" calcext:value-type="string">
            <text:p>38 Y 42</text:p>
          </table:table-cell>
          <table:table-cell office:value-type="float" office:value="10277585" calcext:value-type="float">
            <text:p>10277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1197416" calcext:value-type="float">
            <text:p>31197416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0025509" calcext:value-type="float">
            <text:p>30025509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9030689" calcext:value-type="float">
            <text:p>9030689</text:p>
          </table:table-cell>
          <table:table-cell table:number-columns-repeated="3"/>
          <table:table-cell office:value-type="string" calcext:value-type="string">
            <text:p>39 Y 43</text:p>
          </table:table-cell>
          <table:table-cell office:value-type="float" office:value="11828855" calcext:value-type="float">
            <text:p>11828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5707123" calcext:value-type="float">
            <text:p>35707123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3267245" calcext:value-type="float">
            <text:p>33267245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10008013" calcext:value-type="float">
            <text:p>10008013</text:p>
          </table:table-cell>
          <table:table-cell table:number-columns-repeated="3"/>
          <table:table-cell office:value-type="string" calcext:value-type="string">
            <text:p>40 Y 44</text:p>
          </table:table-cell>
          <table:table-cell office:value-type="float" office:value="13525693" calcext:value-type="float">
            <text:p>13525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9452715" calcext:value-type="float">
            <text:p>39452715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5856124" calcext:value-type="float">
            <text:p>35856124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10074671" calcext:value-type="float">
            <text:p>10074671</text:p>
          </table:table-cell>
          <table:table-cell table:number-columns-repeated="3"/>
          <table:table-cell office:value-type="string" calcext:value-type="string">
            <text:p>41 Y 45</text:p>
          </table:table-cell>
          <table:table-cell office:value-type="float" office:value="13729588" calcext:value-type="float">
            <text:p>13729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43236047" calcext:value-type="float">
            <text:p>43236047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40334953" calcext:value-type="float">
            <text:p>40334953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11618588" calcext:value-type="float">
            <text:p>11618588</text:p>
          </table:table-cell>
          <table:table-cell table:number-columns-repeated="3"/>
          <table:table-cell office:value-type="string" calcext:value-type="string">
            <text:p>42 Y 46</text:p>
          </table:table-cell>
          <table:table-cell office:value-type="float" office:value="14048174" calcext:value-type="float">
            <text:p>14048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47668804" calcext:value-type="float">
            <text:p>47668804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43837439" calcext:value-type="float">
            <text:p>43837439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11947957" calcext:value-type="float">
            <text:p>11947957</text:p>
          </table:table-cell>
          <table:table-cell table:number-columns-repeated="3"/>
          <table:table-cell office:value-type="string" calcext:value-type="string">
            <text:p>43 Y 47</text:p>
          </table:table-cell>
          <table:table-cell office:value-type="float" office:value="15268603" calcext:value-type="float">
            <text:p>15268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51434002" calcext:value-type="float">
            <text:p>51434002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46194487" calcext:value-type="float">
            <text:p>46194487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13098788" calcext:value-type="float">
            <text:p>13098788</text:p>
          </table:table-cell>
          <table:table-cell table:number-columns-repeated="3"/>
          <table:table-cell office:value-type="string" calcext:value-type="string">
            <text:p>44 Y 48</text:p>
          </table:table-cell>
          <table:table-cell office:value-type="float" office:value="16622839" calcext:value-type="float">
            <text:p>16622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53873881" calcext:value-type="float">
            <text:p>53873881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53656752" calcext:value-type="float">
            <text:p>53656752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15084314" calcext:value-type="float">
            <text:p>15084314</text:p>
          </table:table-cell>
          <table:table-cell table:number-columns-repeated="3"/>
          <table:table-cell office:value-type="string" calcext:value-type="string">
            <text:p>45 Y 49</text:p>
          </table:table-cell>
          <table:table-cell office:value-type="float" office:value="18380945" calcext:value-type="float">
            <text:p>18380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60709266" calcext:value-type="float">
            <text:p>60709266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61062162" calcext:value-type="float">
            <text:p>61062162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15641104" calcext:value-type="float">
            <text:p>15641104</text:p>
          </table:table-cell>
          <table:table-cell table:number-columns-repeated="3"/>
          <table:table-cell office:value-type="string" calcext:value-type="string">
            <text:p>46 Y 50</text:p>
          </table:table-cell>
          <table:table-cell office:value-type="float" office:value="19520502" calcext:value-type="float">
            <text:p>195205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63668196" calcext:value-type="float">
            <text:p>63668196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66074745" calcext:value-type="float">
            <text:p>66074745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16267984" calcext:value-type="float">
            <text:p>16267984</text:p>
          </table:table-cell>
          <table:table-cell table:number-columns-repeated="3"/>
          <table:table-cell table:style-name="ce1" office:value-type="string" calcext:value-type="string">
            <text:p>47 Y 51</text:p>
          </table:table-cell>
          <table:table-cell office:value-type="float" office:value="20483612" calcext:value-type="float">
            <text:p>20483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68635687" calcext:value-type="float">
            <text:p>68635687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68201430" calcext:value-type="float">
            <text:p>68201430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18229003" calcext:value-type="float">
            <text:p>18229003</text:p>
          </table:table-cell>
          <table:table-cell table:number-columns-repeated="3"/>
          <table:table-cell office:value-type="string" calcext:value-type="string">
            <text:p>48 Y 52</text:p>
          </table:table-cell>
          <table:table-cell office:value-type="float" office:value="24078244" calcext:value-type="float">
            <text:p>24078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75303448" calcext:value-type="float">
            <text:p>75303448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72201401" calcext:value-type="float">
            <text:p>72201401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20225803" calcext:value-type="float">
            <text:p>20225803</text:p>
          </table:table-cell>
          <table:table-cell table:number-columns-repeated="3"/>
          <table:table-cell office:value-type="string" calcext:value-type="string">
            <text:p>49 Y 53</text:p>
          </table:table-cell>
          <table:table-cell office:value-type="float" office:value="34019108" calcext:value-type="float">
            <text:p>34019108</text:p>
          </table:table-cell>
        </table:table-row>
      </table:table>
      <table:named-expressions/>
      <table:database-ranges>
        <table:database-range table:name="__Anonymous_Sheet_DB__0" table:target-range-address="Hoja1.Q4:Hoja1.Q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2:23:02.267698901</meta:creation-date>
    <dc:date>2016-10-04T00:57:08.509199804</dc:date>
    <meta:editing-duration>PT54M10S</meta:editing-duration>
    <meta:editing-cycles>1</meta:editing-cycles>
    <meta:document-statistic meta:table-count="1" meta:cell-count="372" meta:object-count="0"/>
    <meta:generator>LibreOffice/4.2.8.2$Linux_x86 LibreOffice_project/420m0$Build-2</meta:generator>
  </office:meta>
</office:document-meta>
</file>